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46in"/>
    </style:style>
    <style:style style:name="co3" style:family="table-column">
      <style:table-column-properties fo:break-before="auto" style:column-width="1.848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457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number-columns-repeated="1019" table:default-cell-style-name="ce1"/>
        <table:table-row table:style-name="ro1">
          <table:table-cell office:value-type="string">
            <text:p>Part Number</text:p>
          </table:table-cell>
          <table:table-cell office:value-type="string">
            <text:p>Description</text:p>
          </table:table-cell>
          <table:table-cell office:value-type="string">
            <text:p>Quantity</text:p>
          </table:table-cell>
          <table:table-cell office:value-type="string">
            <text:p>Cost</text:p>
          </table:table-cell>
          <table:table-cell office:value-type="string">
            <text:p>Total Cost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dPitaya Starter Kit</text:p>
          </table:table-cell>
          <table:table-cell office:value-type="float" office:value="1">
            <text:p>1</text:p>
          </table:table-cell>
          <table:table-cell office:value-type="currency" office:currency="USD" office:value="238">
            <text:p>$238.00</text:p>
          </table:table-cell>
          <table:table-cell table:formula="of:=[.C2]*[.D2]" office:value-type="currency" office:currency="USD" office:value="238">
            <text:p>$238.00</text:p>
          </table:table-cell>
          <table:table-cell table:number-columns-repeated="1019"/>
        </table:table-row>
        <table:table-row table:style-name="ro1">
          <table:table-cell office:value-type="string">
            <text:p>R820T2 RTL2832U</text:p>
          </table:table-cell>
          <table:table-cell office:value-type="string">
            <text:p>RTLSDR Starter Kit</text:p>
          </table:table-cell>
          <table:table-cell office:value-type="float" office:value="1">
            <text:p>1</text:p>
          </table:table-cell>
          <table:table-cell office:value-type="currency" office:currency="USD" office:value="26.95">
            <text:p>$26.95</text:p>
          </table:table-cell>
          <table:table-cell table:formula="of:=[.C3]*[.D3]" office:value-type="currency" office:currency="USD" office:value="26.95">
            <text:p>$26.95</text:p>
          </table:table-cell>
          <table:table-cell table:number-columns-repeated="1019"/>
        </table:table-row>
        <table:table-row table:style-name="ro1">
          <table:table-cell office:value-type="string">
            <text:p>UDOO x86 Advanced Plus</text:p>
          </table:table-cell>
          <table:table-cell office:value-type="string">
            <text:p>UDOO x86 Linux computer</text:p>
          </table:table-cell>
          <table:table-cell office:value-type="float" office:value="1">
            <text:p>1</text:p>
          </table:table-cell>
          <table:table-cell office:value-type="currency" office:currency="USD" office:value="174">
            <text:p>$174.00</text:p>
          </table:table-cell>
          <table:table-cell table:formula="of:=[.C4]*[.D4]" office:value-type="currency" office:currency="USD" office:value="174">
            <text:p>$174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5]*[.D5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6]*[.D6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7]*[.D7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8]*[.D8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9]*[.D9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0]*[.D10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1]*[.D11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2]*[.D12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3]*[.D13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4]*[.D14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5]*[.D15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6]*[.D16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7]*[.D17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8]*[.D18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9]*[.D19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20]*[.D20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21]*[.D21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22]*[.D22]" office:value-type="currency" office:currency="USD" office:value="0">
            <text:p>$0.0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formula="of:=SUM([.E2:.E22])" office:value-type="currency" office:currency="USD" office:value="438.95">
            <text:p>$438.95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1/22/2018</text:date>, <text:time>12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8S</meta:editing-duration>
    <meta:editing-cycles>7</meta:editing-cycles>
    <meta:generator>OpenOffice/4.1.5$Win32 OpenOffice.org_project/415m1$Build-9789</meta:generator>
    <dc:date>2018-01-22T12:13:46.78</dc:date>
    <dc:creator>Aaron Jencks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